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C" style:family="table-column">
      <style:table-column-properties style:column-width="2.2313in" style:rel-column-width="2184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weight="bold" style:font-weight-asian="bold" style:font-weight-complex="bold"/>
    </style:style>
    <style:style style:name="T3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) </text:p>
      <text:p text:style-name="Standard">We used the covertype dataset which is used to predict the forest cover type from cartographic variables.</text:p>
      <text:p text:style-name="Standard">In order to load the file into WEKA it was necessary to add a header row to the file. The format of this line is “1,2,3,4,5...,55”. Additionally the huge amount of instances (581012) lead to serious performance problems while opening the file. A subset was generate by counting the instances for each class in the file:<text:line-break/><text:line-break/><text:span text:style-name="T2">grep -e "*CLASS_NUMBER*$" covtype.data | wc -l</text:span><text:line-break/></text:p>
      <text:p text:style-name="Standard">And then extracting the first 1/100<text:span text:style-name="T3">th</text:span> of each class into a new file.</text:p>
      <text:p text:style-name="Standard"/>
      <text:p text:style-name="Standard"><text:span text:style-name="T2">grep -e "*CLASS_NUMBER*$" covtype.data | head -n *INSTANCES* &gt;&gt; dat_small.csv</text:span><text:line-break/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Table_20_Contents">Class</text:p>
          </table:table-cell>
          <table:table-cell table:style-name="Table1.A1" office:value-type="string">
            <text:p text:style-name="Table_20_Contents">Initial number of instances</text:p>
          </table:table-cell>
          <table:table-cell table:style-name="Table1.C1" office:value-type="string">
            <text:p text:style-name="Table_20_Contents">Reduced number of instances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211840">
            <text:p text:style-name="Table_20_Contents">211840</text:p>
          </table:table-cell>
          <table:table-cell table:style-name="Table1.C2" office:value-type="float" office:value="2118">
            <text:p text:style-name="Table_20_Contents">2118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283301">
            <text:p text:style-name="Table_20_Contents">283301</text:p>
          </table:table-cell>
          <table:table-cell table:style-name="Table1.C2" office:value-type="float" office:value="2833">
            <text:p text:style-name="Table_20_Contents">2833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A2" office:value-type="float" office:value="35754">
            <text:p text:style-name="Table_20_Contents">35754</text:p>
          </table:table-cell>
          <table:table-cell table:style-name="Table1.C2" office:value-type="float" office:value="358">
            <text:p text:style-name="Table_20_Contents">358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A2" office:value-type="float" office:value="2747">
            <text:p text:style-name="Table_20_Contents">2747</text:p>
          </table:table-cell>
          <table:table-cell table:style-name="Table1.C2" office:value-type="float" office:value="27">
            <text:p text:style-name="Table_20_Contents">27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A2" office:value-type="float" office:value="9493">
            <text:p text:style-name="Table_20_Contents">9493</text:p>
          </table:table-cell>
          <table:table-cell table:style-name="Table1.C2" office:value-type="float" office:value="95">
            <text:p text:style-name="Table_20_Contents">95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A2" office:value-type="float" office:value="17367">
            <text:p text:style-name="Table_20_Contents">17367</text:p>
          </table:table-cell>
          <table:table-cell table:style-name="Table1.C2" office:value-type="float" office:value="174">
            <text:p text:style-name="Table_20_Contents">174</text:p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A2" office:value-type="float" office:value="20510">
            <text:p text:style-name="Table_20_Contents">20510</text:p>
          </table:table-cell>
          <table:table-cell table:style-name="Table1.C2" office:value-type="float" office:value="205">
            <text:p text:style-name="Table_20_Contents">20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8T23:40:05</meta:creation-date>
    <meta:document-statistic meta:table-count="1" meta:image-count="0" meta:object-count="0" meta:page-count="1" meta:paragraph-count="29" meta:word-count="134" meta:character-count="744"/>
    <dc:date>2014-01-19T00:04:44</dc:date>
    <meta:editing-duration>PT9M19S</meta:editing-duration>
    <meta:editing-cycles>1</meta:editing-cycles>
    <meta:generator>OpenOffice/4.0.1$Unix OpenOffice.org_project/401m5$Build-9714</meta:generator>
  </office:meta>
</office:document-meta>
</file>